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style>
    <style:style style:name="P2" style:parent-style-name="Standard" style:family="paragraph">
      <style:text-properties fo:font-style="italic" style:font-style-asian="italic" style:font-style-complex="italic"/>
    </style:style>
    <style:style style:name="P3" style:parent-style-name="Standard" style:family="paragraph">
      <style:text-properties fo:font-style="italic" style:font-style-asian="italic" style:font-style-complex="italic"/>
    </style:style>
    <style:style style:name="P4" style:parent-style-name="Überschrift2" style:family="paragraph">
      <style:text-properties fo:language="en" fo:country="GB"/>
    </style:style>
    <style:style style:name="P5" style:parent-style-name="Standard" style:family="paragraph">
      <style:text-properties fo:font-style="italic" style:font-style-asian="italic" style:font-style-complex="italic" fo:language="en" fo:country="GB"/>
    </style:style>
    <style:style style:name="P6" style:parent-style-name="Standard" style:family="paragraph">
      <style:text-properties fo:font-style="italic" style:font-style-asian="italic" style:font-style-complex="italic" fo:language="en" fo:country="GB"/>
    </style:style>
    <style:style style:name="P7" style:parent-style-name="Standard" style:family="paragraph">
      <style:text-properties fo:font-style="italic" style:font-style-asian="italic" style:font-style-complex="italic" fo:language="en" fo:country="GB"/>
    </style:style>
    <style:style style:name="P8" style:parent-style-name="Standard" style:family="paragraph">
      <style:text-properties fo:font-style="italic" style:font-style-asian="italic" style:font-style-complex="italic"/>
    </style:style>
    <style:style style:name="P9" style:parent-style-name="Standard" style:family="paragraph">
      <style:text-properties fo:font-style="italic" style:font-style-asian="italic" style:font-style-complex="italic"/>
    </style:style>
    <style:style style:name="T10" style:parent-style-name="Absatz-Standardschriftart" style:family="text">
      <style:text-properties fo:background-color="#FFFF00"/>
    </style:style>
    <style:style style:name="P11" style:parent-style-name="Überschrift2" style:family="paragraph">
      <style:text-properties fo:language="en" fo:country="GB"/>
    </style:style>
    <style:style style:name="P12" style:parent-style-name="Standard" style:family="paragraph">
      <style:text-properties fo:font-style="italic" style:font-style-asian="italic" style:font-style-complex="italic" fo:language="en" fo:country="GB"/>
    </style:style>
    <style:style style:name="P13" style:parent-style-name="Standard" style:family="paragraph">
      <style:text-properties fo:font-style="italic" style:font-style-asian="italic" style:font-style-complex="italic" fo:language="en" fo:country="GB"/>
    </style:style>
    <style:style style:name="P14" style:parent-style-name="Standard" style:family="paragraph">
      <style:text-properties fo:font-style="italic" style:font-style-asian="italic" style:font-style-complex="italic"/>
    </style:style>
    <style:style style:name="P15" style:parent-style-name="Standard" style:family="paragraph">
      <style:text-properties fo:font-style="italic" style:font-style-asian="italic" style:font-style-complex="italic"/>
    </style:style>
    <style:style style:name="P16" style:parent-style-name="Standard" style:family="paragraph">
      <style:text-properties fo:font-style="italic" style:font-style-asian="italic" style:font-style-complex="italic"/>
    </style:style>
    <style:style style:name="P17" style:parent-style-name="Überschrift1" style:family="paragraph">
      <style:text-properties fo:language="en" fo:country="GB"/>
    </style:style>
    <style:style style:name="P18" style:parent-style-name="Überschrift2" style:family="paragraph">
      <style:text-properties fo:language="en" fo:country="GB"/>
    </style:style>
    <style:style style:name="P19" style:parent-style-name="Standard" style:family="paragraph">
      <style:text-properties fo:language="en" fo:country="GB"/>
    </style:style>
    <style:style style:name="P20" style:parent-style-name="Überschrift2" style:family="paragraph">
      <style:text-properties fo:language="en" fo:country="GB"/>
    </style:style>
    <style:style style:name="P21" style:parent-style-name="Standard" style:family="paragraph">
      <style:text-properties fo:language="en" fo:country="GB"/>
    </style:style>
    <style:style style:name="P22" style:parent-style-name="Standard" style:family="paragraph">
      <style:text-properties fo:language="en" fo:country="GB"/>
    </style:style>
    <style:style style:name="P23" style:parent-style-name="Standard" style:family="paragraph">
      <style:text-properties fo:language="en" fo:country="GB"/>
    </style:style>
    <style:style style:name="P24" style:parent-style-name="Standard" style:family="paragraph">
      <style:paragraph-properties fo:break-before="page"/>
      <style:text-properties fo:hyphenate="true"/>
    </style:style>
    <style:style style:name="P25" style:parent-style-name="Standard" style:family="paragraph">
      <style:text-properties fo:hyphenate="true"/>
    </style:style>
    <style:style style:name="P26" style:parent-style-name="Standard" style:family="paragraph">
      <style:text-properties fo:hyphenate="true"/>
    </style:style>
  </office:automatic-styles>
  <office:body>
    <office:text text:use-soft-page-breaks="true">
      <text:p text:style-name="P1">Web-Services</text:p>
      <text:p text:style-name="Standard"><text:a xlink:href="http://localhost:8080" office:target-frame-name="_top" xlink:show="replace"><text:span text:style-name="Hyperlink">http://localhost:8080</text:span></text:a></text:p>
      <text:h text:style-name="Überschrift1" text:outline-level="1">User</text:h>
      <text:h text:style-name="Überschrift2" text:outline-level="2">Alle User</text:h>
      <text:p text:style-name="P2">/Fapp_WebServices/users/all</text:p>
      <text:p text:style-name="P3">GET</text:p>
      <text:p text:style-name="Standard">Gibt alle User zurück, die bisher registriert worden sind</text:p>
      <text:h text:style-name="P4" text:outline-level="2">1 Bestimmter User</text:h>
      <text:p text:style-name="P5">/Fapp_WebServices/users/:userid</text:p>
      <text:p text:style-name="P6">GET</text:p>
      <text:p text:style-name="Standard">Gibt genau den User mit genau dieser ID zurück mit seinen jeweiligen Attributen</text:p>
      <text:p text:style-name="Standard">ID -&gt; gesamtes User-Objekt</text:p>
      <text:p text:style-name="Standard">Input: UserID</text:p>
      <text:p text:style-name="Standard">Output: Gesamtes User-Objekt, mit dieser ID</text:p>
      <text:h text:style-name="Überschrift2" text:outline-level="2">Die Kalorien eines Users an diesem Tag</text:h>
      <text:p text:style-name="P7">/Fapp_WebServices/users/:id/calories<text:line-break/>GET</text:p>
      <text:p text:style-name="Standard">Gibt die Kalorien dieses Users an diesem Tag <text:s/>zurück</text:p>
      <text:p text:style-name="Standard">Input: UserID</text:p>
      <text:p text:style-name="Standard">Output: Kalorien, die der User an diesem Tag zu sich genommen hat</text:p>
      <text:h text:style-name="Überschrift2" text:outline-level="2">Registrieren eines Users</text:h>
      <text:p text:style-name="P8">/Fapp_WebServices/users</text:p>
      <text:p text:style-name="P9">POST</text:p>
      <text:p text:style-name="Standard">Diese Route kann angesprochen werden um<text:s/>einen neuen User im System zu registrieren. Hierbei muss der User als Objekt (im JSON Format) im sogenannten „Payload“ der Request Message mitgeschickt werden. Die ID und die Email muss hierbei eindeutig sein. Ansonsten schlägt der POST fehl.<text:s/></text:p>
      <text:p text:style-name="Standard">Payload/Input: User-Objekt<text:s/><text:span text:style-name="T10">mit allen Attributen</text:span>, fehlt eines, schlägt die Registrierung fehl</text:p>
      <text:h text:style-name="P11" text:outline-level="2">Login</text:h>
      <text:p text:style-name="P12">/Fapp_WebServices/users/authenticate</text:p>
      <text:p text:style-name="P13">POST</text:p>
      <text:p text:style-name="P14">Payload/Input: Username + password</text:p>
      <text:p text:style-name="P15">Output: true/false, ob login gültig ist</text:p>
      <text:p text:style-name="P16">Nachschlagen in der Datenbank ob es einen User mit diesem Usernamen und Passwort gibt</text:p>
      <text:soft-page-break/>
      <text:h text:style-name="P17" text:outline-level="1">Food</text:h>
      <text:h text:style-name="P18" text:outline-level="2">Alles</text:h>
      <text:p text:style-name="P19">/Fapp_WebServices/food/all</text:p>
      <text:p text:style-name="Standard">GET</text:p>
      <text:p text:style-name="Standard">Gibt alle Foods zurück, die es in der Datenbank gibt</text:p>
      <text:h text:style-name="P20" text:outline-level="2">1 bestimmtes Food</text:h>
      <text:p text:style-name="P21">/Fapp_WebServices/food/:foodid</text:p>
      <text:p text:style-name="Standard">GET</text:p>
      <text:p text:style-name="Standard">Input: FoodID</text:p>
      <text:p text:style-name="Standard">Output: Gesamtes Food-Objekt, des Foods mit genau<text:s/>dieser ID in der Datenbank (Statuscode 404, wenn es diese ID nicht gibt)</text:p>
      <text:h text:style-name="Überschrift2" text:outline-level="2">Letzen N Mahlzeiten eines Users</text:h>
      <text:p text:style-name="Standard">/Fapp_WebServices/users/:userid/lastNFoods/:numberOfFoods</text:p>
      <text:p text:style-name="Standard">Input: UserID, Anzahl wie viele Foods man aus der Vergangenheit will</text:p>
      <text:p text:style-name="P22">Output: N Foods dieses Users</text:p>
      <text:p text:style-name="P23">GET</text:p>
      <text:p text:style-name="Standard">Liefert die letzten N Essen, die ein User zu sich genommen hat, sortiert nach Datum (das letzte was gegessen wurde steht als erstes)</text:p>
      <text:p text:style-name="Standard"/>
      <text:p text:style-name="P24"/>
      <text:p text:style-name="P25"/>
      <text:p text:style-name="P26"/>
      <text:p text:style-name="Standard"/>
      <text:h text:style-name="Überschrift2" text:outline-level="2">Hinzufügen eines Workouts</text:h>
      <text:p text:style-name="Standard">/Fapp_WebServices/workout</text:p>
      <text:p text:style-name="Standard">POST</text:p>
      <text:p text:style-name="Standard">Payload: Workout-Objekt</text:p>
      <text:p text:style-name="Standard">Workout Objekt wird<text:s/>mitgeschickt, und wenn alle Werte gültig und vorhanden sind, wird das Workout in die Datenbank eingefügt, ansonsten Fehlercode 400</text:p>
      <text:p text:style-name="Standard"/>
      <text:p text:style-name="Standard"/>
      <text:h text:style-name="Überschrift2" text:outline-level="2">Workouts eines bestimmten Users</text:h>
      <text:p text:style-name="Standard">/Fapp_WebServices/workout/:userid</text:p>
      <text:p text:style-name="Standard">GET</text:p>
      <text:p text:style-name="Standard">Input: UserID (404 wenn es ihn nicht gibt)</text:p>
      <text:p text:style-name="Standard">Output: Liste von Workout diese Users mit dieser ID</text:p>
      <text:p text:style-name="Standard">Gibt alle Workouts zurück, die dieser User bisher gemacht hat, sortiert nach Datum</text:p>
      <text:h text:style-name="Überschrift2" text:outline-level="2">Ein bestimmtes Workout</text:h>
      <text:p text:style-name="Standard">/Fapp_WebServices/workout/:wid</text:p>
      <text:p text:style-name="Standard">GET</text:p>
      <text:p text:style-name="Standard">Input: WorkoutID (404, wenn es es nicht gibt)</text:p>
      <text:p text:style-name="Standard">Output: Workout-Objekt mit<text:s/>dieser ID</text:p>
      <text:p text:style-name="Standard">Gibt genau das Workout mit genau der übergebenen ID zurü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an Sonnek</meta:initial-creator>
    <dc:creator>Stefan Sonnek</dc:creator>
    <meta:creation-date>2019-05-25T09:17:00Z</meta:creation-date>
    <dc:date>2019-06-05T10:33:00Z</dc:date>
    <meta:template xlink:href="Normal.dotm" xlink:type="simple"/>
    <meta:editing-cycles>6</meta:editing-cycles>
    <meta:editing-duration>PT0S</meta:editing-duration>
    <meta:document-statistic meta:page-count="3" meta:paragraph-count="5" meta:word-count="349" meta:character-count="2543" meta:row-count="18" meta:non-whitespace-character-count="2199"/>
  </office:meta>
</office:document-meta>
</file>